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700000049D5DC713085B5442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fc92" officeooo:paragraph-rsid="0009fc92" style:language-asian="zh" style:country-asian="CN" style:font-weight-asian="bold" style:font-weight-complex="bold"/>
    </style:style>
    <style:style style:name="P2" style:family="paragraph" style:parent-style-name="Standard">
      <style:text-properties fo:font-weight="bold" officeooo:rsid="000bad4c" officeooo:paragraph-rsid="000bad4c" style:language-asian="zh" style:country-asian="CN" style:font-weight-asian="bold" style:font-weight-complex="bold"/>
    </style:style>
    <style:style style:name="P3" style:family="paragraph" style:parent-style-name="Standard">
      <style:text-properties fo:font-weight="bold" officeooo:rsid="000cc10f" officeooo:paragraph-rsid="000cc10f" style:language-asian="zh" style:country-asian="CN" style:font-weight-asian="bold" style:font-weight-complex="bold"/>
    </style:style>
    <style:style style:name="P4" style:family="paragraph" style:parent-style-name="Standard">
      <style:text-properties fo:font-weight="bold" officeooo:rsid="00103685" officeooo:paragraph-rsid="00103685" style:language-asian="zh" style:country-asian="CN" style:font-weight-asian="bold" style:font-weight-complex="bold"/>
    </style:style>
    <style:style style:name="P5" style:family="paragraph" style:parent-style-name="Standard">
      <style:text-properties fo:font-weight="bold" officeooo:rsid="0014962c" officeooo:paragraph-rsid="0014962c" style:language-asian="zh" style:country-asian="CN" style:font-weight-asian="bold" style:font-weight-complex="bold"/>
    </style:style>
    <style:style style:name="P6" style:family="paragraph" style:parent-style-name="Standard">
      <style:text-properties fo:font-weight="bold" officeooo:rsid="00155f75" officeooo:paragraph-rsid="00155f75" style:language-asian="zh" style:country-asian="CN" style:font-weight-asian="bold" style:font-weight-complex="bold"/>
    </style:style>
    <style:style style:name="P7" style:family="paragraph" style:parent-style-name="Standard">
      <style:text-properties fo:font-weight="bold" officeooo:rsid="0015a225" officeooo:paragraph-rsid="0015a225" style:language-asian="zh" style:country-asian="CN" style:font-weight-asian="bold" style:font-weight-complex="bold"/>
    </style:style>
    <style:style style:name="P8" style:family="paragraph" style:parent-style-name="Standard">
      <style:text-properties fo:font-weight="normal" officeooo:rsid="0009fc92" officeooo:paragraph-rsid="0009fc92" style:language-asian="zh" style:country-asian="CN" style:font-weight-asian="normal" style:font-weight-complex="normal"/>
    </style:style>
    <style:style style:name="P9" style:family="paragraph" style:parent-style-name="Standard">
      <style:text-properties fo:color="#ff0000" fo:font-size="15pt" fo:font-weight="bold" officeooo:rsid="00103685" officeooo:paragraph-rsid="00103685" style:font-size-asian="15pt" style:language-asian="zh" style:country-asian="CN" style:font-weight-asian="bold" style:font-size-complex="15pt" style:font-weight-complex="bold"/>
    </style:style>
    <style:style style:name="P10" style:family="paragraph" style:parent-style-name="Standard">
      <style:text-properties fo:font-size="16pt" fo:font-weight="bold" officeooo:rsid="0012c144" officeooo:paragraph-rsid="0012c144" style:font-size-asian="16pt" style:language-asian="zh" style:country-asian="CN" style:font-weight-asian="bold" style:font-size-complex="16pt" style:font-weight-complex="bold"/>
    </style:style>
    <style:style style:name="P11" style:family="paragraph" style:parent-style-name="Standard">
      <style:text-properties fo:font-size="15pt" fo:font-weight="bold" officeooo:rsid="0014962c" officeooo:paragraph-rsid="0014962c" style:font-size-asian="15pt" style:language-asian="zh" style:country-asian="CN" style:font-weight-asian="bold" style:font-size-complex="15pt" style:font-weight-complex="bold"/>
    </style:style>
    <style:style style:name="P12" style:family="paragraph" style:parent-style-name="Standard">
      <style:text-properties fo:font-size="15pt" fo:font-weight="bold" officeooo:rsid="00155f75" officeooo:paragraph-rsid="00155f75" style:font-size-asian="15pt" style:language-asian="zh" style:country-asian="CN" style:font-weight-asian="bold" style:font-size-complex="15pt" style:font-weight-complex="bold"/>
    </style:style>
    <style:style style:name="P13" style:family="paragraph" style:parent-style-name="Text_20_body">
      <style:text-properties fo:font-weight="bold" officeooo:rsid="000bad4c" officeooo:paragraph-rsid="000bad4c" style:language-asian="zh" style:country-asian="CN" style:font-weight-asian="bold" style:font-weight-complex="bold"/>
    </style:style>
    <style:style style:name="P14" style:family="paragraph" style:parent-style-name="Standard">
      <style:text-properties fo:font-weight="normal" officeooo:rsid="0009fc92" officeooo:paragraph-rsid="0009fc92" style:language-asian="zh" style:country-asian="CN" style:font-weight-asian="normal" style:font-weight-complex="normal"/>
    </style:style>
    <style:style style:name="P15" style:family="paragraph" style:parent-style-name="Standard">
      <style:text-properties fo:font-weight="bold" officeooo:rsid="00103685" officeooo:paragraph-rsid="00103685" style:language-asian="zh" style:country-asian="CN" style:font-weight-asian="bold" style:font-weight-complex="bold"/>
    </style:style>
    <style:style style:name="P16" style:family="paragraph" style:parent-style-name="Standard">
      <style:text-properties fo:color="#ff0000" fo:font-size="15pt" fo:font-weight="bold" officeooo:rsid="00103685" officeooo:paragraph-rsid="001b3a99" style:font-size-asian="15pt" style:language-asian="zh" style:country-asian="CN" style:font-weight-asian="bold" style:font-size-complex="15pt" style:font-weight-complex="bold"/>
    </style:style>
    <style:style style:name="P17" style:family="paragraph" style:parent-style-name="Standard">
      <style:text-properties fo:color="#000000" fo:font-size="15pt" fo:font-weight="bold" officeooo:rsid="001b3a99" officeooo:paragraph-rsid="001b3a99" style:font-size-asian="15pt" style:language-asian="zh" style:country-asian="CN" style:font-weight-asian="bold" style:font-size-complex="15pt" style:font-weight-complex="bold"/>
    </style:style>
    <style:style style:name="T1" style:family="text">
      <style:text-properties fo:color="#800000"/>
    </style:style>
    <style:style style:name="T2" style:family="text">
      <style:text-properties officeooo:rsid="000da983"/>
    </style:style>
    <style:style style:name="T3" style:family="text">
      <style:text-properties officeooo:rsid="0012154e"/>
    </style:style>
    <style:style style:name="T4" style:family="text">
      <style:text-properties officeooo:rsid="0014962c"/>
    </style:style>
    <style:style style:name="T5" style:family="text">
      <style:text-properties officeooo:rsid="0015a225"/>
    </style:style>
    <style:style style:name="T6" style:family="text">
      <style:text-properties officeooo:rsid="0017635b"/>
    </style:style>
    <style:style style:name="T7" style:family="text">
      <style:text-properties officeooo:rsid="00183604"/>
    </style:style>
    <style:style style:name="T8" style:family="text">
      <style:text-properties fo:color="#ff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t集合</text:p>
      <text:p text:style-name="P13"><text:span text:style-name="T1"><office:annotation><dc:date>2017-12-19T13:41:07.273000000</dc:date><text:p>HTML: &lt;NOSCRIPT&gt;</text:p></office:annotation></text:span><text:span text:style-name="T1"><office:annotation><dc:date>2017-12-19T13:41:07.273000000</dc:date><text:p>HTML: &lt;/NOSCRIPT&gt;</text:p></office:annotation></text:span><text:span text:style-name="T1">一个不包含重复元素的 </text:span>collection。更确切地讲，set 不包含满足 <text:span text:style-name="Source_20_Text">e1.equals(e2)</text:span> 的元素对 <text:span text:style-name="Source_20_Text">e1</text:span> 和 <text:span text:style-name="Source_20_Text">e2</text:span>，并且最多包含一个 null 元素。</text:p>
      <text:p text:style-name="P3">set的不重复性</text:p>
      <text:p text:style-name="P3">set在添加元素的时候会<text:span text:style-name="T2">拿这个元素和集合中的每个元素比较，如果重复了就不添加，如果没有重复就添加</text:span></text:p>
      <text:p text:style-name="P4">/**</text:p>
      <text:p text:style-name="P10">HashSet</text:p>
      <text:p text:style-name="P9"><text:tab/> * Set特点<text:span text:style-name="T3">HashSet特点</text:span></text:p>
      <text:p text:style-name="P9"><text:tab/> *1，无序性</text:p>
      <text:p text:style-name="P9"><text:tab/> *2，不能重复</text:p>
      <text:p text:style-name="P9"><text:tab/> *3， 允许有null，但是只能有一个。</text:p>
      <text:p text:style-name="P9"><text:s text:c="10"/><text:span text:style-name="T4">不是线程安全的</text:span></text:p>
      <text:p text:style-name="P9"><text:tab/> </text:p>
      <text:p text:style-name="P4"><text:tab/>public static void main(String[] args) {</text:p>
      <text:p text:style-name="P4"><text:tab/><text:tab/>//创建一个Set集合,</text:p>
      <text:p text:style-name="P4"><text:tab/><text:tab/>Set&lt;String&gt; s=new HashSet&lt;String&gt;();</text:p>
      <text:p text:style-name="P4"><text:tab/><text:tab/>s.add("曹操");</text:p>
      <text:p text:style-name="P4"><text:tab/><text:tab/>s.add("关羽");</text:p>
      <text:p text:style-name="P4"><text:tab/><text:tab/>s.add("诸葛亮");</text:p>
      <text:p text:style-name="P4"><text:tab/><text:tab/>s.add("曹操");</text:p>
      <text:p text:style-name="P4"><text:tab/><text:tab/>s.add(null);</text:p>
      <text:p text:style-name="P4"><text:tab/><text:tab/>s.add(null);</text:p>
      <text:p text:style-name="P4"><text:tab/><text:tab/>System.out.println(s);</text:p>
      <text:p text:style-name="P4"><text:tab/><text:tab/>.</text:p>
      <text:p text:style-name="P4"><text:tab/>}</text:p>
      <text:p text:style-name="P16">* 如果要判断两个对象是否相等，必须要重写equals和hashCode方法，这两个方法都符合相等的条件才认为是相等的两个对象</text:p>
      <text:p text:style-name="P16"><text:tab/> */</text:p>
      <text:p text:style-name="P17">//重写equals方法</text:p>
      <text:p text:style-name="P17"><text:tab/>public boolean equals(Object obj){</text:p>
      <text:p text:style-name="P17"><text:tab/><text:tab/>//判断是否Person类的实例</text:p>
      <text:p text:style-name="P17"><text:tab/><text:tab/>if(!(obj instanceof Person)){</text:p>
      <text:p text:style-name="P17"><text:tab/><text:tab/><text:tab/>return false;</text:p>
      <text:p text:style-name="P17"><text:tab/><text:tab/>}</text:p>
      <text:p text:style-name="P17"><text:tab/><text:tab/>//把传递过来的对象转换成子类</text:p>
      <text:p text:style-name="P17"><text:tab/><text:tab/>Person person=(Person)obj;</text:p>
      <text:p text:style-name="P17"><text:tab/><text:tab/>//如果两个person的属性都相等认为是相等的.</text:p>
      <text:p text:style-name="P17"><text:tab/><text:tab/>if(this.id==person.id&amp;&amp;this.name!=null&amp;&amp;person!=null&amp;&amp;this.name.equals(person.name)&amp;&amp;this.age==person.age){</text:p>
      <text:p text:style-name="P17"><text:tab/><text:tab/><text:tab/>return true;</text:p>
      <text:p text:style-name="P17"><text:tab/><text:tab/>}else{</text:p>
      <text:p text:style-name="P17"><text:tab/><text:tab/>return false;</text:p>
      <text:p text:style-name="P17"><text:tab/>}</text:p>
      <text:p text:style-name="P17">//重写hashCode才能判断是否相等</text:p>
      <text:p text:style-name="P17"><text:soft-page-break/><text:tab/>public int hashCode() {</text:p>
      <text:p text:style-name="P17"><text:tab/><text:tab/>// TODO 自动生成的方法存根</text:p>
      <text:p text:style-name="P17"><text:tab/><text:tab/>return 1;</text:p>
      <text:p text:style-name="P17"><text:tab/>}</text:p>
      <text:p text:style-name="P11">LinkedHashSet</text:p>
      <text:p text:style-name="P5">LinkedHashSet特点</text:p>
      <text:p text:style-name="P5"><text:tab/> *1，有序性</text:p>
      <text:p text:style-name="P5"><text:tab/> *2，不能重复</text:p>
      <text:p text:style-name="P5"><text:tab/> *3， 允许有null，但是只能有一个。</text:p>
      <text:p text:style-name="P5"><text:tab/> *不是线程安全的</text:p>
      <text:p text:style-name="P5">//创建一个LinkedHashSet的集合</text:p>
      <text:p text:style-name="P5"><text:tab/><text:tab/> <text:s text:c="3"/>Set s=new LinkedHashSet();</text:p>
      <text:p text:style-name="P12">TreeSet</text:p>
      <text:p text:style-name="P6">TreeSet特点</text:p>
      <text:p text:style-name="P6"><text:tab/> *自动排序</text:p>
      <text:p text:style-name="P6"><text:s text:c="12"/>*<text:span text:style-name="T6">可自定义排序</text:span></text:p>
      <text:p text:style-name="P6"><text:s text:c="13"/>*<text:span text:style-name="T6">不允许null存在</text:span></text:p>
      <text:p text:style-name="P6"><text:s text:c="14"/>*<text:span text:style-name="T6">不是线程安全</text:span></text:p>
      <text:p text:style-name="P6"><text:tab/>//创建TreeSet的集合</text:p>
      <text:p text:style-name="P6"><text:tab/><text:tab/>Set&lt;String&gt; set=new TreeSet&lt;String&gt;();</text:p>
      <text:p text:style-name="P6">要想<text:span text:style-name="T5">实现</text:span>对象中的排序</text:p>
      <text:p text:style-name="P7">类必须实现<text:span text:style-name="T8">Comparable</text:span>接口才能作排序</text:p>
      <text:p text:style-name="P6"><draw:frame draw:style-name="fr1" draw:name="图像1" text:anchor-type="paragraph" svg:x="0.002cm" svg:y="0cm" svg:width="13.453cm" svg:height="1.446cm" draw:z-index="0"><draw:image xlink:href="Pictures/10000000000002A700000049D5DC713085B54421.png" xlink:type="simple" xlink:show="embed" xlink:actuate="onLoad"/></draw:frame></text:p>
      <text:p text:style-name="P7"/>
      <text:p text:style-name="P7"/>
      <text:p text:style-name="P7">public int <text:span text:style-name="T8">compareTo</text:span>(Student1 o) {</text:p>
      <text:p text:style-name="P7"><text:tab/><text:tab/>// TODO 自动生成的方法存根</text:p>
      <text:p text:style-name="P7"><text:tab/><text:tab/>int vai=o.stuid-this.stuid;</text:p>
      <text:p text:style-name="P7"><text:tab/><text:tab/>if(this.name!=null&amp;&amp;o.name!=null){</text:p>
      <text:p text:style-name="P7"><text:tab/><text:tab/><text:tab/>vai=this.name.compareTo(o.name);</text:p>
      <text:p text:style-name="P7"><text:tab/><text:tab/>}</text:p>
      <text:p text:style-name="P7"><text:tab/><text:tab/>return vai;</text:p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1"/>
      <text:p text:style-name="P1"/>
      <text:p text:style-name="P1">TreeSet树状集合</text:p>
      <text:p text:style-name="P1">存放有序</text:p>
      <text:p text:style-name="P8">语法:Set<text:span text:style-name="T7">&lt;E泛型&gt;</text:span> set=new TreeSet<text:span text:style-name="T7">&lt;E泛型&gt;</text:span>()；</text:p>
      <text:p text:style-name="P8"/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ource_20_Text" style:display-name="Source Text" style:family="text">
      <style:text-properties style:font-name="新宋体" fo:font-family="新宋体" style:font-family-generic="modern" style:font-pitch="fixed" style:font-name-asian="新宋体" style:font-family-asian="新宋体" style:font-family-generic-asian="modern" style:font-pitch-asian="fixed" style:font-name-complex="新宋体" style:font-family-complex="新宋体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2M39S</meta:editing-duration>
    <meta:editing-cycles>10</meta:editing-cycles>
    <meta:generator>LibreOffice/5.3.0.3$Windows_X86_64 LibreOffice_project/7074905676c47b82bbcfbea1aeefc84afe1c50e1</meta:generator>
    <dc:date>2017-12-19T22:21:46.070000000</dc:date>
    <meta:document-statistic meta:table-count="0" meta:image-count="1" meta:object-count="0" meta:page-count="3" meta:paragraph-count="73" meta:word-count="488" meta:character-count="1438" meta:non-whitespace-character-count="1242"/>
    <meta:user-defined meta:name="Info 1"/>
    <meta:user-defined meta:name="Info 2"/>
    <meta:user-defined meta:name="Info 3"/>
    <meta:user-defined meta:name="Info 4"/>
  </office:meta>
</office:document-meta>
</file>